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CA, K=10, alpha = 50</text:p>
          </table:table-cell>
          <table:table-cell/>
          <table:table-cell office:value-type="string" calcext:value-type="string">
            <text:p>k =2</text:p>
          </table:table-cell>
          <table:table-cell office:value-type="string" calcext:value-type="string">
            <text:p>k= 30</text:p>
          </table:table-cell>
          <table:table-cell office:value-type="string" calcext:value-type="string">
            <text:p>k= 100</text:p>
          </table:table-cell>
          <table:table-cell office:value-type="string" calcext:value-type="string">
            <text:p>K=500</text:p>
          </table:table-cell>
          <table:table-cell/>
        </table:table-row>
        <table:table-row table:style-name="ro1">
          <table:table-cell office:value-type="string" calcext:value-type="string">
            <text:p>Tasa = 0</text:p>
          </table:table-cell>
          <table:table-cell/>
          <table:table-cell office:value-type="float" office:value="0.962857" calcext:value-type="float">
            <text:p>0,962857</text:p>
          </table:table-cell>
          <table:table-cell office:value-type="float" office:value="0.958333" calcext:value-type="float">
            <text:p>0,958333</text:p>
          </table:table-cell>
          <table:table-cell office:value-type="float" office:value="0.938333" calcext:value-type="float">
            <text:p>0,938333</text:p>
          </table:table-cell>
          <table:table-cell office:value-type="float" office:value="0.899286" calcext:value-type="float">
            <text:p>0,899286</text:p>
          </table:table-cell>
          <table:table-cell/>
        </table:table-row>
        <table:table-row table:style-name="ro1">
          <table:table-cell office:value-type="string" calcext:value-type="string">
            <text:p>Tasa = 1</text:p>
          </table:table-cell>
          <table:table-cell/>
          <table:table-cell office:value-type="float" office:value="0.970476" calcext:value-type="float">
            <text:p>0,970476</text:p>
          </table:table-cell>
          <table:table-cell office:value-type="float" office:value="0.964286" calcext:value-type="float">
            <text:p>0,964286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11905" calcext:value-type="float">
            <text:p>0,911905</text:p>
          </table:table-cell>
          <table:table-cell/>
        </table:table-row>
        <table:table-row table:style-name="ro1">
          <table:table-cell office:value-type="string" calcext:value-type="string">
            <text:p>Tasa = 2</text:p>
          </table:table-cell>
          <table:table-cell/>
          <table:table-cell office:value-type="float" office:value="0.96619" calcext:value-type="float">
            <text:p>0,96619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946429" calcext:value-type="float">
            <text:p>0,946429</text:p>
          </table:table-cell>
          <table:table-cell office:value-type="float" office:value="0.909524" calcext:value-type="float">
            <text:p>0,909524</text:p>
          </table:table-cell>
          <table:table-cell/>
        </table:table-row>
        <table:table-row table:style-name="ro1">
          <table:table-cell office:value-type="string" calcext:value-type="string">
            <text:p>Tasa = 3</text:p>
          </table:table-cell>
          <table:table-cell/>
          <table:table-cell office:value-type="float" office:value="0.974286" calcext:value-type="float">
            <text:p>0,974286</text:p>
          </table:table-cell>
          <table:table-cell office:value-type="float" office:value="0.965" calcext:value-type="float">
            <text:p>0,965</text:p>
          </table:table-cell>
          <table:table-cell office:value-type="float" office:value="0.944286" calcext:value-type="float">
            <text:p>0,944286</text:p>
          </table:table-cell>
          <table:table-cell office:value-type="float" office:value="0.905476" calcext:value-type="float">
            <text:p>0,905476</text:p>
          </table:table-cell>
          <table:table-cell/>
        </table:table-row>
        <table:table-row table:style-name="ro1">
          <table:table-cell office:value-type="string" calcext:value-type="string">
            <text:p>Tasa = 4</text:p>
          </table:table-cell>
          <table:table-cell/>
          <table:table-cell office:value-type="float" office:value="0.967143" calcext:value-type="float">
            <text:p>0,967143</text:p>
          </table:table-cell>
          <table:table-cell office:value-type="float" office:value="0.959524" calcext:value-type="float">
            <text:p>0,959524</text:p>
          </table:table-cell>
          <table:table-cell office:value-type="float" office:value="0.951905" calcext:value-type="float">
            <text:p>0,951905</text:p>
          </table:table-cell>
          <table:table-cell office:value-type="float" office:value="0.899762" calcext:value-type="float">
            <text:p>0,899762</text:p>
          </table:table-cell>
          <table:table-cell table:style-name="ce1"/>
        </table:table-row>
        <table:table-row table:style-name="ro1">
          <table:table-cell office:value-type="string" calcext:value-type="string">
            <text:p>Tasa = 5</text:p>
          </table:table-cell>
          <table:table-cell/>
          <table:table-cell office:value-type="float" office:value="0.971905" calcext:value-type="float">
            <text:p>0,971905</text:p>
          </table:table-cell>
          <table:table-cell office:value-type="float" office:value="0.967619" calcext:value-type="float">
            <text:p>0,967619</text:p>
          </table:table-cell>
          <table:table-cell office:value-type="float" office:value="0.940952" calcext:value-type="float">
            <text:p>0,940952</text:p>
          </table:table-cell>
          <table:table-cell office:value-type="float" office:value="0.914286" calcext:value-type="float">
            <text:p>0,914286</text:p>
          </table:table-cell>
          <table:table-cell/>
        </table:table-row>
        <table:table-row table:style-name="ro1">
          <table:table-cell office:value-type="string" calcext:value-type="string">
            <text:p>Tasa = 6</text:p>
          </table:table-cell>
          <table:table-cell/>
          <table:table-cell office:value-type="float" office:value="0.962857" calcext:value-type="float">
            <text:p>0,962857</text:p>
          </table:table-cell>
          <table:table-cell office:value-type="float" office:value="0.955714" calcext:value-type="float">
            <text:p>0,955714</text:p>
          </table:table-cell>
          <table:table-cell office:value-type="float" office:value="0.947155" calcext:value-type="float">
            <text:p>0,947155</text:p>
          </table:table-cell>
          <table:table-cell office:value-type="float" office:value="0.898095" calcext:value-type="float">
            <text:p>0,898095</text:p>
          </table:table-cell>
          <table:table-cell/>
        </table:table-row>
        <table:table-row table:style-name="ro1">
          <table:table-cell office:value-type="string" calcext:value-type="string">
            <text:p>Tasa = 7</text:p>
          </table:table-cell>
          <table:table-cell/>
          <table:table-cell office:value-type="float" office:value="0.970476" calcext:value-type="float">
            <text:p>0,970476</text:p>
          </table:table-cell>
          <table:table-cell office:value-type="float" office:value="0.962619" calcext:value-type="float">
            <text:p>0,962619</text:p>
          </table:table-cell>
          <table:table-cell office:value-type="float" office:value="0.950623" calcext:value-type="float">
            <text:p>0,950623</text:p>
          </table:table-cell>
          <table:table-cell office:value-type="float" office:value="0.908788" calcext:value-type="float">
            <text:p>0,908788</text:p>
          </table:table-cell>
          <table:table-cell/>
        </table:table-row>
        <table:table-row table:style-name="ro1">
          <table:table-cell office:value-type="string" calcext:value-type="string">
            <text:p>Tasa = 8</text:p>
          </table:table-cell>
          <table:table-cell/>
          <table:table-cell office:value-type="float" office:value="0.96619" calcext:value-type="float">
            <text:p>0,96619</text:p>
          </table:table-cell>
          <table:table-cell office:value-type="float" office:value="0.962857" calcext:value-type="float">
            <text:p>0,962857</text:p>
          </table:table-cell>
          <table:table-cell office:value-type="float" office:value="0.951905" calcext:value-type="float">
            <text:p>0,951905</text:p>
          </table:table-cell>
          <table:table-cell office:value-type="float" office:value="0.899488" calcext:value-type="float">
            <text:p>0,899488</text:p>
          </table:table-cell>
          <table:table-cell/>
        </table:table-row>
        <table:table-row table:style-name="ro1">
          <table:table-cell office:value-type="string" calcext:value-type="string">
            <text:p>Tasa = 9</text:p>
          </table:table-cell>
          <table:table-cell/>
          <table:table-cell office:value-type="float" office:value="0.964524" calcext:value-type="float">
            <text:p>0,964524</text:p>
          </table:table-cell>
          <table:table-cell office:value-type="float" office:value="0.963571" calcext:value-type="float">
            <text:p>0,963571</text:p>
          </table:table-cell>
          <table:table-cell office:value-type="float" office:value="0.946678" calcext:value-type="float">
            <text:p>0,946678</text:p>
          </table:table-cell>
          <table:table-cell office:value-type="float" office:value="0.953476" calcext:value-type="float">
            <text:p>0,953476</text:p>
          </table:table-cell>
          <table:table-cell/>
        </table:table-row>
        <table:table-row table:style-name="ro1">
          <table:table-cell office:value-type="string" calcext:value-type="string">
            <text:p>Tasa promedio</text:p>
          </table:table-cell>
          <table:table-cell/>
          <table:table-cell office:value-type="float" office:value="0.96769" calcext:value-type="float">
            <text:p>0,96769</text:p>
          </table:table-cell>
          <table:table-cell office:value-type="float" office:value="0.962143" calcext:value-type="float">
            <text:p>0,962143</text:p>
          </table:table-cell>
          <table:table-cell office:value-type="float" office:value="0.946493" calcext:value-type="float">
            <text:p>0,946493</text:p>
          </table:table-cell>
          <table:table-cell office:value-type="float" office:value="0.910008" calcext:value-type="float">
            <text:p>0,910008</text:p>
          </table:table-cell>
          <table:table-cell/>
        </table:table-row>
        <table:table-row table:style-name="ro1">
          <table:table-cell office:value-type="string" calcext:value-type="string">
            <text:p>tiempo de computo</text:p>
          </table:table-cell>
          <table:table-cell/>
          <table:table-cell office:value-type="float" office:value="12842.6" calcext:value-type="float">
            <text:p>12842,6</text:p>
          </table:table-cell>
          <table:table-cell office:value-type="float" office:value="12968.6" calcext:value-type="float">
            <text:p>12968,6</text:p>
          </table:table-cell>
          <table:table-cell office:value-type="float" office:value="13892.1" calcext:value-type="float">
            <text:p>13892,1</text:p>
          </table:table-cell>
          <table:table-cell office:value-type="float" office:value="16788.3" calcext:value-type="float">
            <text:p>16788,3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CA, K=10, k = 2</text:p>
          </table:table-cell>
          <table:table-cell/>
          <table:table-cell office:value-type="string" calcext:value-type="string">
            <text:p>Alpha 20</text:p>
          </table:table-cell>
          <table:table-cell office:value-type="string" calcext:value-type="string">
            <text:p>Alpha 50</text:p>
          </table:table-cell>
          <table:table-cell office:value-type="string" calcext:value-type="string">
            <text:p>Alpha 100</text:p>
          </table:table-cell>
          <table:table-cell office:value-type="string" calcext:value-type="string">
            <text:p>Alpha 300</text:p>
          </table:table-cell>
          <table:table-cell/>
        </table:table-row>
        <table:table-row table:style-name="ro1">
          <table:table-cell office:value-type="string" calcext:value-type="string">
            <text:p>Tasa = 0</text:p>
          </table:table-cell>
          <table:table-cell/>
          <table:table-cell office:value-type="float" office:value="0.955238" calcext:value-type="float">
            <text:p>0,955238</text:p>
          </table:table-cell>
          <table:table-cell office:value-type="float" office:value="0.962857" calcext:value-type="float">
            <text:p>0,962857</text:p>
          </table:table-cell>
          <table:table-cell table:number-columns-repeated="2" office:value-type="float" office:value="0.962619" calcext:value-type="float">
            <text:p>0,962619</text:p>
          </table:table-cell>
          <table:table-cell/>
        </table:table-row>
        <table:table-row table:style-name="ro1">
          <table:table-cell office:value-type="string" calcext:value-type="string">
            <text:p>Tasa = 1</text:p>
          </table:table-cell>
          <table:table-cell/>
          <table:table-cell office:value-type="float" office:value="0.959286" calcext:value-type="float">
            <text:p>0,959286</text:p>
          </table:table-cell>
          <table:table-cell office:value-type="float" office:value="0.970476" calcext:value-type="float">
            <text:p>0,970476</text:p>
          </table:table-cell>
          <table:table-cell office:value-type="float" office:value="0.968095" calcext:value-type="float">
            <text:p>0,968095</text:p>
          </table:table-cell>
          <table:table-cell office:value-type="float" office:value="0.967857" calcext:value-type="float">
            <text:p>0,967857</text:p>
          </table:table-cell>
          <table:table-cell/>
        </table:table-row>
        <table:table-row table:style-name="ro1">
          <table:table-cell office:value-type="string" calcext:value-type="string">
            <text:p>Tasa = 2</text:p>
          </table:table-cell>
          <table:table-cell/>
          <table:table-cell office:value-type="float" office:value="0.959286" calcext:value-type="float">
            <text:p>0,959286</text:p>
          </table:table-cell>
          <table:table-cell office:value-type="float" office:value="0.96619" calcext:value-type="float">
            <text:p>0,96619</text:p>
          </table:table-cell>
          <table:table-cell office:value-type="float" office:value="0.962857" calcext:value-type="float">
            <text:p>0,962857</text:p>
          </table:table-cell>
          <table:table-cell office:value-type="float" office:value="0.963095" calcext:value-type="float">
            <text:p>0,963095</text:p>
          </table:table-cell>
          <table:table-cell/>
        </table:table-row>
        <table:table-row table:style-name="ro1">
          <table:table-cell office:value-type="string" calcext:value-type="string">
            <text:p>Tasa = 3</text:p>
          </table:table-cell>
          <table:table-cell/>
          <table:table-cell office:value-type="float" office:value="0.95881" calcext:value-type="float">
            <text:p>0,95881</text:p>
          </table:table-cell>
          <table:table-cell office:value-type="float" office:value="0.974286" calcext:value-type="float">
            <text:p>0,974286</text:p>
          </table:table-cell>
          <table:table-cell office:value-type="float" office:value="0.969762" calcext:value-type="float">
            <text:p>0,969762</text:p>
          </table:table-cell>
          <table:table-cell office:value-type="float" office:value="0.970238" calcext:value-type="float">
            <text:p>0,970238</text:p>
          </table:table-cell>
          <table:table-cell/>
        </table:table-row>
        <table:table-row table:style-name="ro1">
          <table:table-cell office:value-type="string" calcext:value-type="string">
            <text:p>Tasa = 4</text:p>
          </table:table-cell>
          <table:table-cell/>
          <table:table-cell office:value-type="float" office:value="0.957381" calcext:value-type="float">
            <text:p>0,957381</text:p>
          </table:table-cell>
          <table:table-cell office:value-type="float" office:value="0.967143" calcext:value-type="float">
            <text:p>0,967143</text:p>
          </table:table-cell>
          <table:table-cell office:value-type="float" office:value="0.965952" calcext:value-type="float">
            <text:p>0,965952</text:p>
          </table:table-cell>
          <table:table-cell office:value-type="float" office:value="0.964524" calcext:value-type="float">
            <text:p>0,964524</text:p>
          </table:table-cell>
          <table:table-cell/>
        </table:table-row>
        <table:table-row table:style-name="ro1">
          <table:table-cell office:value-type="string" calcext:value-type="string">
            <text:p>Tasa = 5</text:p>
          </table:table-cell>
          <table:table-cell/>
          <table:table-cell office:value-type="float" office:value="0.958333" calcext:value-type="float">
            <text:p>0,958333</text:p>
          </table:table-cell>
          <table:table-cell office:value-type="float" office:value="0.971905" calcext:value-type="float">
            <text:p>0,971905</text:p>
          </table:table-cell>
          <table:table-cell office:value-type="float" office:value="0.967381" calcext:value-type="float">
            <text:p>0,967381</text:p>
          </table:table-cell>
          <table:table-cell office:value-type="float" office:value="0.966429" calcext:value-type="float">
            <text:p>0,966429</text:p>
          </table:table-cell>
          <table:table-cell/>
        </table:table-row>
        <table:table-row table:style-name="ro1">
          <table:table-cell office:value-type="string" calcext:value-type="string">
            <text:p>Tasa = 6</text:p>
          </table:table-cell>
          <table:table-cell/>
          <table:table-cell office:value-type="float" office:value="0.956667" calcext:value-type="float">
            <text:p>0,956667</text:p>
          </table:table-cell>
          <table:table-cell office:value-type="float" office:value="0.962857" calcext:value-type="float">
            <text:p>0,962857</text:p>
          </table:table-cell>
          <table:table-cell office:value-type="float" office:value="0.963095" calcext:value-type="float">
            <text:p>0,963095</text:p>
          </table:table-cell>
          <table:table-cell office:value-type="float" office:value="0.961667" calcext:value-type="float">
            <text:p>0,961667</text:p>
          </table:table-cell>
          <table:table-cell/>
        </table:table-row>
        <table:table-row table:style-name="ro1">
          <table:table-cell office:value-type="string" calcext:value-type="string">
            <text:p>Tasa = 7</text:p>
          </table:table-cell>
          <table:table-cell/>
          <table:table-cell office:value-type="float" office:value="0.958571" calcext:value-type="float">
            <text:p>0,958571</text:p>
          </table:table-cell>
          <table:table-cell office:value-type="float" office:value="0.970476" calcext:value-type="float">
            <text:p>0,970476</text:p>
          </table:table-cell>
          <table:table-cell table:number-columns-repeated="2" office:value-type="float" office:value="0.967381" calcext:value-type="float">
            <text:p>0,967381</text:p>
          </table:table-cell>
          <table:table-cell/>
        </table:table-row>
        <table:table-row table:style-name="ro1">
          <table:table-cell office:value-type="string" calcext:value-type="string">
            <text:p>Tasa = 8</text:p>
          </table:table-cell>
          <table:table-cell/>
          <table:table-cell office:value-type="float" office:value="0.955238" calcext:value-type="float">
            <text:p>0,955238</text:p>
          </table:table-cell>
          <table:table-cell office:value-type="float" office:value="0.96619" calcext:value-type="float">
            <text:p>0,96619</text:p>
          </table:table-cell>
          <table:table-cell office:value-type="float" office:value="0.964286" calcext:value-type="float">
            <text:p>0,964286</text:p>
          </table:table-cell>
          <table:table-cell office:value-type="float" office:value="0.965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Tasa = 9</text:p>
          </table:table-cell>
          <table:table-cell/>
          <table:table-cell office:value-type="float" office:value="0.957381" calcext:value-type="float">
            <text:p>0,957381</text:p>
          </table:table-cell>
          <table:table-cell office:value-type="float" office:value="0.964524" calcext:value-type="float">
            <text:p>0,964524</text:p>
          </table:table-cell>
          <table:table-cell office:value-type="float" office:value="0.96381" calcext:value-type="float">
            <text:p>0,96381</text:p>
          </table:table-cell>
          <table:table-cell office:value-type="float" office:value="0.963333" calcext:value-type="float">
            <text:p>0,963333</text:p>
          </table:table-cell>
          <table:table-cell/>
        </table:table-row>
        <table:table-row table:style-name="ro1">
          <table:table-cell office:value-type="string" calcext:value-type="string">
            <text:p>Tasa promedio</text:p>
          </table:table-cell>
          <table:table-cell/>
          <table:table-cell office:value-type="float" office:value="0.957619" calcext:value-type="float">
            <text:p>0,957619</text:p>
          </table:table-cell>
          <table:table-cell office:value-type="float" office:value="0.96769" calcext:value-type="float">
            <text:p>0,96769</text:p>
          </table:table-cell>
          <table:table-cell office:value-type="float" office:value="0.965524" calcext:value-type="float">
            <text:p>0,965524</text:p>
          </table:table-cell>
          <table:table-cell office:value-type="float" office:value="0.965214" calcext:value-type="float">
            <text:p>0,965214</text:p>
          </table:table-cell>
          <table:table-cell/>
        </table:table-row>
        <table:table-row table:style-name="ro1">
          <table:table-cell office:value-type="string" calcext:value-type="string">
            <text:p>tiempo de computo</text:p>
          </table:table-cell>
          <table:table-cell/>
          <table:table-cell office:value-type="float" office:value="11234" calcext:value-type="float">
            <text:p>11234</text:p>
          </table:table-cell>
          <table:table-cell office:value-type="float" office:value="12842.6" calcext:value-type="float">
            <text:p>12842,6</text:p>
          </table:table-cell>
          <table:table-cell office:value-type="float" office:value="16167.8" calcext:value-type="float">
            <text:p>16167,8</text:p>
          </table:table-cell>
          <table:table-cell office:value-type="float" office:value="34122.9" calcext:value-type="float">
            <text:p>34122,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:17:23.1278923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3:36:41.043976910</meta:creation-date>
    <dc:date>2015-05-13T00:24:26.820351719</dc:date>
    <meta:editing-duration>PT9M23S</meta:editing-duration>
    <meta:editing-cycles>7</meta:editing-cycles>
    <meta:generator>LibreOffice/4.2.8.2$Linux_X86_64 LibreOffice_project/420m0$Build-2</meta:generator>
    <meta:document-statistic meta:table-count="1" meta:cell-count="130" meta:object-count="0"/>
  </office:meta>
</office:document-meta>
</file>